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1fdafc"/>
    </style:style>
    <style:style style:name="P2" style:family="paragraph" style:parent-style-name="Heading_20_2">
      <style:paragraph-properties fo:text-align="center" style:justify-single-word="false" style:writing-mode="lr-tb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officeooo:paragraph-rsid="001fdafc"/>
    </style:style>
    <style:style style:name="T1" style:family="text">
      <style:text-properties officeooo:rsid="001fda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<text:s/></text:span></text:span></text:p>
      <text:h text:style-name="P2" text:outline-level="2"><text:span text:style-name="Strong_20_Emphasis">IT CROWD. Episode 1</text:span></text:h>
      <text:p text:style-name="P3"><text:span text:style-name="Strong_20_Emphasis"/></text:p>
      <text:p text:style-name="P3"><text:span text:style-name="Strong_20_Emphasis">1. Who is who?</text:span></text:p>
      <text:p text:style-name="P3">a. IT technician, a genius but not very good with people: <text:s/><text:span text:style-name="T1">Maurice/Moss</text:span></text:p>
      <text:p text:style-name="P3"><text:s/>b. IT technician, slightly better with people but quite rude sometimes:  <text:span text:style-name="T1">Roy</text:span></text:p>
      <text:p text:style-name="P3">c. The relationship manager - effectively the boss of the IT department:  <text:span text:style-name="T1">Jen</text:span></text:p>
      <text:p text:style-name="P3"><text:span text:style-name="Strong_20_Emphasis">2. Translate the following vocabulary:</text:span></text:p>
      <text:p text:style-name="P3">a. Stuff: <text:span text:style-name="T1">Cosas</text:span></text:p>
      <text:p text:style-name="P3">b. Nerds: <text:span text:style-name="T1">Friki</text:span></text:p>
      <text:p text:style-name="P3">c. Glowing: <text:span text:style-name="T1">Brillante/Entusiasta</text:span></text:p>
      <text:p text:style-name="P3">d. Reboot: <text:span text:style-name="T1">Reiniciar</text:span></text:p>
      <text:p text:style-name="P3">e. Undermine: <text:span text:style-name="T1">Minar o socabar</text:span></text:p>
      <text:p text:style-name="P3">f. Get on like a house on fire: <text:span text:style-name="T1">Llevarse de maravilla</text:span></text:p>
      <text:p text:style-name="P3">g. Get rid of: <text:span text:style-name="T1">Librarse de</text:span></text:p>
      <text:p text:style-name="P3">h. Sort out: <text:span text:style-name="T1">Averguar/Resolver</text:span></text:p>
      <text:p text:style-name="P3">i. Wound: <text:span text:style-name="T1">Herid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fda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Brian Gomez</text:span><text:tab/><text:tab/><text:span text:style-name="Strong_20_Emphasis">Ingl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12:22.604000000</meta:creation-date>
    <dc:date>2022-11-05T12:40:10.388000000</dc:date>
    <meta:editing-duration>PT27M48S</meta:editing-duration>
    <meta:editing-cycles>1</meta:editing-cycles>
    <meta:document-statistic meta:table-count="0" meta:image-count="0" meta:object-count="0" meta:page-count="1" meta:paragraph-count="17" meta:word-count="94" meta:character-count="552" meta:non-whitespace-character-count="468"/>
    <meta:generator>LibreOffice/7.4.0.3$Windows_X86_64 LibreOffice_project/f85e47c08ddd19c015c0114a68350214f7066f5a</meta:generator>
  </office:meta>
</office:document-meta>
</file>